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ALLO DE VILLALOVOS MARIA DE LA 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3766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CALLO DE VILLALOVOS, MARIA DE LA 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37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LLALOBOS CALLO, JOSE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459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50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